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language="cs" fo:country="CZ" style:text-underline-style="none" fo:font-weight="normal" officeooo:rsid="000cc5ce" officeooo:paragraph-rsid="000cc5c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language="cs" fo:country="CZ" style:text-underline-style="none" fo:font-weight="normal" officeooo:rsid="000d5cc6" officeooo:paragraph-rsid="000d5cc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language="cs" fo:country="CZ" style:text-underline-style="none" fo:font-weight="normal" officeooo:rsid="00228dde" officeooo:paragraph-rsid="00228dd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language="cs" fo:country="CZ" style:text-underline-style="none" fo:font-weight="normal" officeooo:rsid="002baa3d" officeooo:paragraph-rsid="003a86c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cs" fo:country="CZ" style:text-underline-style="none" fo:font-weight="normal" officeooo:rsid="002baa3d" officeooo:paragraph-rsid="004b931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cs" fo:country="CZ" style:text-underline-style="none" fo:font-weight="normal" officeooo:rsid="002baa3d" officeooo:paragraph-rsid="004e655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cs" fo:country="CZ" style:text-underline-style="none" fo:font-weight="normal" officeooo:rsid="002baa3d" officeooo:paragraph-rsid="0079e64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cs" fo:country="CZ" style:text-underline-style="none" fo:font-weight="normal" officeooo:rsid="002baa3d" officeooo:paragraph-rsid="0073f8a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cs" fo:country="CZ" style:text-underline-style="none" fo:font-weight="normal" officeooo:rsid="002baa3d" officeooo:paragraph-rsid="0096288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cs" fo:country="CZ" style:text-underline-style="none" fo:font-weight="normal" officeooo:rsid="002baa3d" officeooo:paragraph-rsid="009e3ec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anguage="cs" fo:country="CZ" style:text-underline-style="none" fo:font-weight="normal" officeooo:rsid="002baa3d" officeooo:paragraph-rsid="00d0dac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language="cs" fo:country="CZ" style:text-underline-style="none" fo:font-weight="normal" officeooo:rsid="00b02900" officeooo:paragraph-rsid="00b0290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language="cs" fo:country="CZ" style:text-underline-style="none" fo:font-weight="normal" officeooo:rsid="01030a71" officeooo:paragraph-rsid="01030a7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cs" fo:country="CZ" style:text-underline-style="solid" style:text-underline-width="auto" style:text-underline-color="font-color" fo:font-weight="bold" officeooo:rsid="000cc5ce" officeooo:paragraph-rsid="000cc5c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cs" fo:country="CZ" style:text-underline-style="none" fo:font-weight="normal" officeooo:rsid="002baa3d" officeooo:paragraph-rsid="0073f8a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cs" fo:country="CZ" style:text-underline-style="none" fo:font-weight="normal" officeooo:rsid="002baa3d" officeooo:paragraph-rsid="010e8942" style:font-size-asian="10.5pt" style:font-weight-asian="normal" style:font-size-complex="12pt" style:font-weight-complex="normal"/>
    </style:style>
    <style:style style:name="T1" style:family="text">
      <style:text-properties officeooo:rsid="000f4a97"/>
    </style:style>
    <style:style style:name="T2" style:family="text">
      <style:text-properties officeooo:rsid="000fbe62"/>
    </style:style>
    <style:style style:name="T3" style:family="text">
      <style:text-properties officeooo:rsid="0010fd8f"/>
    </style:style>
    <style:style style:name="T4" style:family="text">
      <style:text-properties officeooo:rsid="001142a2"/>
    </style:style>
    <style:style style:name="T5" style:family="text">
      <style:text-properties officeooo:rsid="0021bf0a"/>
    </style:style>
    <style:style style:name="T6" style:family="text">
      <style:text-properties officeooo:rsid="0021e4b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e44e" style:font-weight-asian="bold" style:font-weight-complex="bold"/>
    </style:style>
    <style:style style:name="T9" style:family="text">
      <style:text-properties fo:font-weight="bold" officeooo:rsid="002d020f" style:font-weight-asian="bold" style:font-weight-complex="bold"/>
    </style:style>
    <style:style style:name="T10" style:family="text">
      <style:text-properties fo:font-weight="bold" officeooo:rsid="003f14fd" style:font-weight-asian="bold" style:font-weight-complex="bold"/>
    </style:style>
    <style:style style:name="T11" style:family="text">
      <style:text-properties fo:font-weight="bold" officeooo:rsid="004e7ea8" style:font-weight-asian="bold" style:font-weight-complex="bold"/>
    </style:style>
    <style:style style:name="T12" style:family="text">
      <style:text-properties fo:font-weight="bold" officeooo:rsid="0079e649" style:font-weight-asian="bold" style:font-weight-complex="bold"/>
    </style:style>
    <style:style style:name="T13" style:family="text">
      <style:text-properties fo:font-weight="bold" officeooo:rsid="00d23f9f" style:font-weight-asian="bold" style:font-weight-complex="bold"/>
    </style:style>
    <style:style style:name="T14" style:family="text">
      <style:text-properties fo:font-weight="bold" officeooo:rsid="010e8942" style:font-weight-asian="bold" style:font-weight-complex="bold"/>
    </style:style>
    <style:style style:name="T15" style:family="text">
      <style:text-properties officeooo:rsid="0025e44e"/>
    </style:style>
    <style:style style:name="T16" style:family="text">
      <style:text-properties officeooo:rsid="0026f965"/>
    </style:style>
    <style:style style:name="T17" style:family="text">
      <style:text-properties officeooo:rsid="0028552b"/>
    </style:style>
    <style:style style:name="T18" style:family="text">
      <style:text-properties officeooo:rsid="00294f59"/>
    </style:style>
    <style:style style:name="T19" style:family="text">
      <style:text-properties officeooo:rsid="002d020f"/>
    </style:style>
    <style:style style:name="T20" style:family="text">
      <style:text-properties officeooo:rsid="003a86c3"/>
    </style:style>
    <style:style style:name="T21" style:family="text">
      <style:text-properties officeooo:rsid="003a8de6"/>
    </style:style>
    <style:style style:name="T22" style:family="text">
      <style:text-properties officeooo:rsid="003a9f0c"/>
    </style:style>
    <style:style style:name="T23" style:family="text">
      <style:text-properties officeooo:rsid="003c704a"/>
    </style:style>
    <style:style style:name="T24" style:family="text">
      <style:text-properties officeooo:rsid="003ddb1f"/>
    </style:style>
    <style:style style:name="T25" style:family="text">
      <style:text-properties officeooo:rsid="003f14fd"/>
    </style:style>
    <style:style style:name="T26" style:family="text">
      <style:text-properties officeooo:rsid="004c61f0"/>
    </style:style>
    <style:style style:name="T27" style:family="text">
      <style:text-properties officeooo:rsid="004dc40e"/>
    </style:style>
    <style:style style:name="T28" style:family="text">
      <style:text-properties officeooo:rsid="004e7ea8"/>
    </style:style>
    <style:style style:name="T29" style:family="text">
      <style:text-properties officeooo:rsid="005044cc"/>
    </style:style>
    <style:style style:name="T30" style:family="text">
      <style:text-properties officeooo:rsid="0073df34"/>
    </style:style>
    <style:style style:name="T31" style:family="text">
      <style:text-properties officeooo:rsid="0088766a"/>
    </style:style>
    <style:style style:name="T32" style:family="text">
      <style:text-properties officeooo:rsid="00895090"/>
    </style:style>
    <style:style style:name="T33" style:family="text">
      <style:text-properties officeooo:rsid="008a1b28"/>
    </style:style>
    <style:style style:name="T34" style:family="text">
      <style:text-properties officeooo:rsid="008a8211"/>
    </style:style>
    <style:style style:name="T35" style:family="text">
      <style:text-properties officeooo:rsid="00962886"/>
    </style:style>
    <style:style style:name="T36" style:family="text">
      <style:text-properties officeooo:rsid="00967fda"/>
    </style:style>
    <style:style style:name="T37" style:family="text">
      <style:text-properties officeooo:rsid="009ca6b4"/>
    </style:style>
    <style:style style:name="T38" style:family="text">
      <style:text-properties officeooo:rsid="009dd598"/>
    </style:style>
    <style:style style:name="T39" style:family="text">
      <style:text-properties officeooo:rsid="009ffc1a"/>
    </style:style>
    <style:style style:name="T40" style:family="text">
      <style:text-properties officeooo:rsid="00a23d42"/>
    </style:style>
    <style:style style:name="T41" style:family="text">
      <style:text-properties officeooo:rsid="00a6f738"/>
    </style:style>
    <style:style style:name="T42" style:family="text">
      <style:text-properties officeooo:rsid="00a73ac8"/>
    </style:style>
    <style:style style:name="T43" style:family="text">
      <style:text-properties officeooo:rsid="00a75940"/>
    </style:style>
    <style:style style:name="T44" style:family="text">
      <style:text-properties officeooo:rsid="00b0b136"/>
    </style:style>
    <style:style style:name="T45" style:family="text">
      <style:text-properties officeooo:rsid="00c4b8a2"/>
    </style:style>
    <style:style style:name="T46" style:family="text">
      <style:text-properties officeooo:rsid="00d43f56"/>
    </style:style>
    <style:style style:name="T47" style:family="text">
      <style:text-properties officeooo:rsid="00d8b91f"/>
    </style:style>
    <style:style style:name="T48" style:family="text">
      <style:text-properties officeooo:rsid="00e6f40b"/>
    </style:style>
    <style:style style:name="T49" style:family="text">
      <style:text-properties officeooo:rsid="00effa05"/>
    </style:style>
    <style:style style:name="T50" style:family="text">
      <style:text-properties officeooo:rsid="00f06688"/>
    </style:style>
    <style:style style:name="T51" style:family="text">
      <style:text-properties officeooo:rsid="010465e7"/>
    </style:style>
    <style:style style:name="T52" style:family="text">
      <style:text-properties officeooo:rsid="0104def0"/>
    </style:style>
    <style:style style:name="T53" style:family="text">
      <style:text-properties officeooo:rsid="010e89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Webová stránka pro práci s daty</text:p>
      <text:p text:style-name="P1"/>
      <text:p text:style-name="P2">Tato webová stránka slouží k nahrání <text:span text:style-name="T1">souboru ve formátu </text:span><text:span text:style-name="T48">JSON</text:span><text:span text:style-name="T2"> do připravené složky</text:span><text:span text:style-name="T3">, následně k přenosu dat z tohoto souboru do databáze </text:span><text:span text:style-name="T4">a zobrazení těchto dat </text:span><text:span text:style-name="T5">na webové stránce. </text:span><text:span text:style-name="T6">Dále je možné data podbarvovat.</text:span></text:p>
      <text:p text:style-name="P2"/>
      <text:p text:style-name="P13">Použil jsem <text:span text:style-name="T52">Vámi </text:span><text:span text:style-name="T51">připravenou strukturu databáze, soubor pro její import se jmenuje "work_test.sql".</text:span></text:p>
      <text:p text:style-name="P2"/>
      <text:p text:style-name="P3">Tlačítko <text:span text:style-name="T7">Vyberte soubor</text:span><text:span text:style-name="T8">:</text:span><text:span text:style-name="T15"> Při kliknutí na toto tlačítko se otevře dialogové okno, kde </text:span><text:span text:style-name="T16">uživatel může vybrat soubor, </text:span><text:span text:style-name="T17">jehož </text:span><text:span text:style-name="T18">název se posléze zobrazí na tomto tlačítku.</text:span></text:p>
      <text:p text:style-name="P3"/>
      <text:p text:style-name="P4">Tlačítko <text:span text:style-name="T9">Vložte vybraný soubor:</text:span><text:span text:style-name="T19"> </text:span><text:span text:style-name="T20">Pokud je vybraný soubor ve formátu json, p</text:span><text:span text:style-name="T15">ři kliknutí na toto tlačítko</text:span><text:span text:style-name="T21"> se soubor</text:span><text:span text:style-name="T22"> nahraje do složky s názvem "data"</text:span><text:span text:style-name="T24">, která je</text:span><text:span text:style-name="T23"> </text:span><text:span text:style-name="T24">součástí </text:span><text:span text:style-name="T23">webové strán</text:span><text:span text:style-name="T24">ky.</text:span><text:span text:style-name="T49"> Pokud již tato složka obsahuje nějaké soubory, nejdříve se tyto soubory odstraní.</text:span></text:p>
      <text:p text:style-name="P4"/>
      <text:p text:style-name="P5">Tlačítko <text:span text:style-name="T9">Vlož</text:span><text:span text:style-name="T10">i</text:span><text:span text:style-name="T9">t </text:span><text:span text:style-name="T10">data</text:span><text:span text:style-name="T9">:</text:span><text:span text:style-name="T25"> </text:span><text:span text:style-name="T15">Při kliknutí na toto tlačítko</text:span><text:span text:style-name="T26"> se data z nahraného souboru uloží do databáze</text:span><text:span text:style-name="T27"> na serveru.</text:span><text:span text:style-name="T50"> Při úspěšném uložení dat se soubor posléze smaže. </text:span></text:p>
      <text:p text:style-name="P5"/>
      <text:p text:style-name="P6">Tlačítko <text:span text:style-name="T11">Zobrazit</text:span><text:span text:style-name="T9"> </text:span><text:span text:style-name="T10">data</text:span><text:span text:style-name="T9">:</text:span><text:span text:style-name="T25"> </text:span><text:span text:style-name="T15">Při kliknutí na toto tlačítko</text:span><text:span text:style-name="T28"> </text:span><text:span text:style-name="T29">se zobrazí data z databáze</text:span><text:span text:style-name="T30"> na webové stránce v tabulce, kde je navíc oproti databázi sloupec s číslem řádku.</text:span></text:p>
      <text:p text:style-name="P6"/>
      <text:p text:style-name="P7">Tlačítko <text:span text:style-name="T10">Zapnout označení celého řádku</text:span><text:span text:style-name="T9">:</text:span><text:span text:style-name="T25"> </text:span><text:span text:style-name="T15">Při kliknutí na toto tlačítko</text:span><text:span text:style-name="T31"> se zapne funkce pro podbarvení celého řádku </text:span><text:span text:style-name="T32">při kliknutí na libovolnou buňku libovolného řádku, který chceme podbarvit.</text:span><text:span text:style-name="T33"> Pokud je </text:span><text:span text:style-name="T34">řádek již celý podbarven, při kliknutí na libovolnou buňku v tomto řádku se podbarvení zruší.</text:span></text:p>
      <text:p text:style-name="P8"/>
      <text:p text:style-name="P9">Tlačítko <text:span text:style-name="T10">Zapnout označení celého sloupce</text:span><text:span text:style-name="T9">:</text:span><text:span text:style-name="T25"> </text:span><text:span text:style-name="T15">Při kliknutí na toto tlačítko </text:span><text:span text:style-name="T31">se zapne funkce pro podbarvení celého </text:span><text:span text:style-name="T35">sloupc</text:span><text:span text:style-name="T37">e</text:span><text:span text:style-name="T31"> </text:span><text:span text:style-name="T32">při kliknutí na libovolnou buňku libovolného </text:span><text:span text:style-name="T36">sloupce</text:span><text:span text:style-name="T32">, který chceme podbarvit</text:span><text:span text:style-name="T38">.</text:span></text:p>
      <text:p text:style-name="P8"/>
      <text:p text:style-name="P10">Tlačítko <text:span text:style-name="T10">Zapnout zrušení označení celého sloupce</text:span><text:span text:style-name="T9">: </text:span><text:span text:style-name="T15">Při kliknutí na toto tlačítko</text:span><text:span text:style-name="T25"> </text:span><text:span text:style-name="T39">se zapne funkce </text:span><text:span text:style-name="T31">pro </text:span><text:span text:style-name="T39">zrušení </text:span><text:span text:style-name="T31">podbarvení celého </text:span><text:span text:style-name="T35">sloupc</text:span><text:span text:style-name="T37">e</text:span><text:span text:style-name="T31"> </text:span><text:span text:style-name="T32">při kliknutí na libovolnou buňku libovolného </text:span><text:span text:style-name="T36">sloupce</text:span><text:span text:style-name="T32">, kter</text:span><text:span text:style-name="T40">ému</text:span><text:span text:style-name="T32"> chceme </text:span><text:span text:style-name="T40">zrušit </text:span><text:span text:style-name="T32">podbarv</text:span><text:span text:style-name="T40">ení</text:span><text:span text:style-name="T38">.</text:span></text:p>
      <text:p text:style-name="P8"/>
      <text:p text:style-name="P7">Tlačítko <text:span text:style-name="T10">Zapnout označení tažením</text:span><text:span text:style-name="T9">: </text:span><text:span text:style-name="T15">Při kliknutí na toto tlačítko</text:span><text:span text:style-name="T25"> </text:span><text:span text:style-name="T42">se zapne funkce</text:span><text:span text:style-name="T43"> pro označení buněk tažením myši.</text:span></text:p>
      <text:p text:style-name="P7"/>
      <text:p text:style-name="P11">Tlačítko <text:span text:style-name="T10">Zapnout </text:span><text:span text:style-name="T13">zrušení </text:span><text:span text:style-name="T10">označení tažením</text:span><text:span text:style-name="T9">: </text:span><text:span text:style-name="T15">Při kliknutí na toto tlačítko</text:span><text:span text:style-name="T25"> </text:span><text:span text:style-name="T42">se zapne funkce</text:span><text:span text:style-name="T43"> pro</text:span><text:span text:style-name="T46"> zrušení</text:span><text:span text:style-name="T43"> označení buněk tažením myši.</text:span></text:p>
      <text:p text:style-name="P8"/>
      <text:p text:style-name="P16">Tlačítko <text:span text:style-name="T14">Označit</text:span><text:span text:style-name="T10"> vše</text:span><text:span text:style-name="T9">:</text:span><text:span text:style-name="T12"> </text:span><text:span text:style-name="T15">Při kliknutí na toto tlačítko</text:span><text:span text:style-name="T25"> </text:span><text:span text:style-name="T41">se podbarví všech</text:span><text:span text:style-name="T53">ny</text:span><text:span text:style-name="T41"> bu</text:span><text:span text:style-name="T53">ňky</text:span><text:span text:style-name="T41"> v tabulce.</text:span></text:p>
      <text:p text:style-name="P8"/>
      <text:p text:style-name="P7">Tlačítko <text:span text:style-name="T10">Vymazat vše označení</text:span><text:span text:style-name="T9">:</text:span><text:span text:style-name="T12"> </text:span><text:span text:style-name="T15">Při kliknutí na toto tlačítko</text:span><text:span text:style-name="T25"> </text:span><text:span text:style-name="T41">se vymaže podbarvení ze všech buněk v tabulce.</text:span></text:p>
      <text:p text:style-name="P7"/>
      <text:p text:style-name="P12">Pokud není vybraná žádná z možností pro způsob podbarvení, <text:span text:style-name="T47">je zapnutý výchozí režim - </text:span><text:span text:style-name="T44">kliknutím na libovolnou buňku se tato buňka podbarví</text:span><text:span text:style-name="T45">;</text:span><text:span text:style-name="T44"> pokud již podbarvená je, podbarvení se zruší.</text:span></text:p>
      <text:p text:style-name="P6"/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1T15:19:00.850000000</dc:date>
    <meta:editing-duration>PT6H56M52S</meta:editing-duration>
    <meta:editing-cycles>70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5" meta:word-count="369" meta:character-count="2416" meta:non-whitespace-character-count="2061"/>
  </office:meta>
</office:document-meta>
</file>